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500049B5C00019C96191E245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8396in" table:align="left" style:writing-mode="lr-tb"/>
    </style:style>
    <style:style style:name="Table1.A" style:family="table-column">
      <style:table-column-properties style:column-width="0.6563in"/>
    </style:style>
    <style:style style:name="Table1.B" style:family="table-column">
      <style:table-column-properties style:column-width="1.0917in"/>
    </style:style>
    <style:style style:name="Table1.1" style:family="table-row">
      <style:table-row-properties style:keep-together="true" fo:keep-together="auto"/>
    </style:style>
    <style:style style:name="Table1.A1" style:family="table-cell">
      <style:table-cell-properties style:vertical-align="top" fo:padding="0in" fo:border-left="none" fo:border-right="none" fo:border-top="0.0069in solid #000000" fo:border-bottom="0.0069in solid #000000" style:writing-mode="lr-tb"/>
    </style:style>
    <style:style style:name="Table1.A2" style:family="table-cell">
      <style:table-cell-properties style:vertical-align="top" fo:padding="0in" fo:border-left="none" fo:border-right="none" fo:border-top="0.0069in solid #000000" fo:border-bottom="none" style:writing-mode="lr-tb"/>
    </style:style>
    <style:style style:name="Table1.A3" style:family="table-cell">
      <style:table-cell-properties style:vertical-align="top" fo:padding="0in" fo:border="none" style:writing-mode="lr-tb"/>
    </style:style>
    <style:style style:name="Table1.A4" style:family="table-cell">
      <style:table-cell-properties style:vertical-align="top" fo:padding="0in" fo:border-left="none" fo:border-right="none" fo:border-top="none" fo:border-bottom="0.0069in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5.9945in" style:type="right"/>
        </style:tab-stops>
      </style:paragraph-properties>
    </style:style>
    <style:style style:name="P3" style:family="paragraph" style:parent-style-name="Standard">
      <style:paragraph-properties fo:text-align="justify" style:justify-single-word="false">
        <style:tab-stops>
          <style:tab-stop style:position="3.1492in" style:type="center"/>
          <style:tab-stop style:position="5.9945in" style:type="right"/>
        </style:tab-stops>
      </style:paragraph-properties>
    </style:style>
    <style:style style:name="P4" style:family="paragraph" style:parent-style-name="Standard">
      <style:paragraph-properties fo:text-align="justify" style:justify-single-word="false">
        <style:tab-stops>
          <style:tab-stop style:position="2.952in" style:type="right"/>
        </style:tab-stops>
      </style:paragraph-properties>
    </style:style>
    <style:style style:name="P5" style:family="paragraph" style:parent-style-name="Standard">
      <style:paragraph-properties fo:text-align="justify" style:justify-single-word="false">
        <style:tab-stops>
          <style:tab-stop style:position="0.2445in"/>
          <style:tab-stop style:position="3.0571in" style:type="center"/>
          <style:tab-stop style:position="5.9945in" style:type="right"/>
        </style:tab-stops>
      </style:paragraph-properties>
      <style:text-properties fo:font-size="9pt" fo:language="en" fo:country="GB" style:font-size-asian="9pt" style:font-size-complex="9pt"/>
    </style:style>
    <style:style style:name="P6" style:family="paragraph" style:parent-style-name="Standard">
      <style:paragraph-properties fo:line-height="0.0134in" fo:text-align="justify" style:justify-single-word="false">
        <style:tab-stops>
          <style:tab-stop style:position="5.9945in" style:type="right"/>
        </style:tab-stops>
      </style:paragraph-properties>
      <style:text-properties style:font-name="Arial" fo:font-size="9pt" fo:language="none" fo:country="none" style:font-size-asian="9pt" style:language-asian="none" style:country-asian="none" style:font-name-complex="Arial" style:font-size-complex="9pt"/>
    </style:style>
    <style:style style:name="P7" style:family="paragraph" style:parent-style-name="Standard">
      <style:paragraph-properties fo:line-height="0.0134in" fo:text-align="justify" style:justify-single-word="false">
        <style:tab-stops>
          <style:tab-stop style:position="5.9945in" style:type="right"/>
        </style:tab-stops>
      </style:paragraph-properties>
      <style:text-properties style:font-name="Arial" fo:font-size="9pt" fo:language="en" fo:country="GB" style:font-size-asian="9pt" style:language-asian="none" style:country-asian="none" style:font-name-complex="Arial" style:font-size-complex="9pt"/>
    </style:style>
    <style:style style:name="P8" style:family="paragraph" style:parent-style-name="Standard">
      <style:paragraph-properties fo:text-align="justify" style:justify-single-word="false"/>
      <style:text-properties style:font-name="Arial" fo:font-size="9pt" fo:language="en" fo:country="GB" style:font-size-asian="9pt" style:font-name-complex="Arial" style:font-size-complex="9pt"/>
    </style:style>
    <style:style style:name="P9" style:family="paragraph" style:parent-style-name="Standard">
      <style:paragraph-properties fo:text-align="justify" style:justify-single-word="false">
        <style:tab-stops>
          <style:tab-stop style:position="5.9945in" style:type="right"/>
        </style:tab-stops>
      </style:paragraph-properties>
      <style:text-properties style:font-name="Arial" fo:font-size="9pt" fo:language="en" fo:country="GB" style:font-size-asian="9pt" style:font-name-complex="Arial" style:font-size-complex="9pt"/>
    </style:style>
    <style:style style:name="P10" style:family="paragraph" style:parent-style-name="Standard">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style:font-size-asian="9pt" style:font-name-complex="Arial" style:font-size-complex="9pt"/>
    </style:style>
    <style:style style:name="P11" style:family="paragraph" style:parent-style-name="Standard">
      <style:paragraph-properties fo:text-align="justify" style:justify-single-word="false">
        <style:tab-stops>
          <style:tab-stop style:position="2.952in" style:type="right"/>
        </style:tab-stops>
      </style:paragraph-properties>
      <style:text-properties style:font-name="Arial" fo:font-size="9pt" fo:language="en" fo:country="GB" style:font-size-asian="9pt" style:font-name-complex="Arial" style:font-size-complex="9pt"/>
    </style:style>
    <style:style style:name="P12" style:family="paragraph" style:parent-style-name="Standard">
      <style:paragraph-properties fo:text-align="justify" style:justify-single-word="false">
        <style:tab-stops>
          <style:tab-stop style:position="0.2445in"/>
          <style:tab-stop style:position="3.0571in" style:type="center"/>
          <style:tab-stop style:position="5.9945in" style:type="right"/>
        </style:tab-stops>
      </style:paragraph-properties>
      <style:text-properties style:font-name="Arial" fo:font-size="9pt" fo:language="en" fo:country="GB" style:font-size-asian="9pt" style:font-name-complex="Arial" style:font-size-complex="9pt"/>
    </style:style>
    <style:style style:name="P13" style:family="paragraph" style:parent-style-name="Standard">
      <style:paragraph-properties fo:line-height="0.0591in" style:snap-to-layout-grid="false"/>
      <style:text-properties style:font-name="Arial" fo:font-size="9pt" fo:language="en" fo:country="GB" style:font-size-asian="9pt" style:font-name-complex="Arial" style:font-size-complex="9pt"/>
    </style:style>
    <style:style style:name="P14" style:family="paragraph" style:parent-style-name="Standard">
      <style:paragraph-properties fo:text-align="end" style:justify-single-word="false">
        <style:tab-stops>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5" style:family="paragraph" style:parent-style-name="Standard">
      <style:paragraph-properties fo:text-align="justify" style:justify-single-word="false">
        <style:tab-stops>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6" style:family="paragraph" style:parent-style-name="Standard">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7" style:family="paragraph" style:parent-style-name="Standard" style:list-style-name="WW8Num1">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fo:font-style="italic" style:font-size-asian="9pt" style:font-style-asian="italic" style:font-name-complex="Arial" style:font-size-complex="9pt"/>
    </style:style>
    <style:style style:name="P18" style:family="paragraph" style:parent-style-name="Standard">
      <style:paragraph-properties fo:text-align="justify" style:justify-single-word="false">
        <style:tab-stops>
          <style:tab-stop style:position="5.9945in" style:type="right"/>
        </style:tab-stops>
      </style:paragraph-properties>
      <style:text-properties style:font-name="Arial" fo:font-size="9pt" fo:language="en" fo:country="GB" fo:font-weight="bold" style:font-size-asian="9pt" style:font-weight-asian="bold" style:font-name-complex="Arial" style:font-size-complex="9pt"/>
    </style:style>
    <style:style style:name="P19" style:family="paragraph" style:parent-style-name="Standard">
      <style:paragraph-properties fo:text-align="justify" style:justify-single-word="false">
        <style:tab-stops>
          <style:tab-stop style:position="0.2445in"/>
          <style:tab-stop style:position="5.9945in" style:type="right"/>
        </style:tab-stops>
      </style:paragraph-properties>
      <style:text-properties style:font-name="Arial" fo:font-size="9pt" fo:language="en" fo:country="GB" fo:font-weight="bold" style:font-size-asian="9pt" style:font-weight-asian="bold" style:font-name-complex="Arial" style:font-size-complex="9pt"/>
    </style:style>
    <style:style style:name="P20" style:family="paragraph" style:parent-style-name="Standard">
      <style:paragraph-properties fo:text-align="justify" style:justify-single-word="false">
        <style:tab-stops>
          <style:tab-stop style:position="0.2445in"/>
          <style:tab-stop style:position="3.0571in" style:type="center"/>
          <style:tab-stop style:position="5.9945in" style:type="right"/>
        </style:tab-stops>
      </style:paragraph-properties>
      <style:text-properties style:font-name="Arial" fo:font-size="9pt" fo:language="en" fo:country="GB" fo:font-weight="bold" style:font-size-asian="9pt" style:font-weight-asian="bold" style:font-name-complex="Arial" style:font-size-complex="9pt"/>
    </style:style>
    <style:style style:name="P21" style:family="paragraph" style:parent-style-name="Standard">
      <style:paragraph-properties fo:text-align="end" style:justify-single-word="false">
        <style:tab-stops>
          <style:tab-stop style:position="5.9945in" style:type="right"/>
        </style:tab-stops>
      </style:paragraph-properties>
    </style:style>
    <style:style style:name="P22" style:family="paragraph" style:parent-style-name="Standard">
      <style:paragraph-properties fo:text-align="justify" style:justify-single-word="false"/>
      <style:text-properties style:text-position="super 58%" style:font-name="Arial" fo:font-size="9pt" fo:language="en" fo:country="GB" style:font-size-asian="9pt" style:font-name-complex="Arial" style:font-size-complex="9pt"/>
    </style:style>
    <style:style style:name="P23" style:family="paragraph" style:parent-style-name="Standard">
      <style:paragraph-properties fo:text-align="center" style:justify-single-word="false" fo:keep-with-next="always"/>
      <style:text-properties style:font-name="Arial" fo:font-size="9pt" style:font-size-asian="9pt" style:font-name-complex="Arial" style:font-size-complex="9pt"/>
    </style:style>
    <style:style style:name="P24" style:family="paragraph" style:parent-style-name="Standard">
      <style:paragraph-properties fo:margin-left="0in" fo:margin-right="0in" fo:text-align="justify" style:justify-single-word="false" fo:text-indent="0.2445in" style:auto-text-indent="false">
        <style:tab-stops>
          <style:tab-stop style:position="0.2445in"/>
          <style:tab-stop style:position="5.9945in" style:type="right"/>
        </style:tab-stops>
      </style:paragraph-properties>
    </style:style>
    <style:style style:name="P25" style:family="paragraph" style:parent-style-name="Standard">
      <style:paragraph-properties fo:margin-left="0in" fo:margin-right="0in" fo:text-align="justify" style:justify-single-word="false" fo:text-indent="0.2445in" style:auto-text-indent="false">
        <style:tab-stops>
          <style:tab-stop style:position="0.2445in"/>
          <style:tab-stop style:position="3.0571in" style:type="center"/>
          <style:tab-stop style:position="5.9945in" style:type="right"/>
        </style:tab-stops>
      </style:paragraph-properties>
    </style:style>
    <style:style style:name="P26" style:family="paragraph" style:parent-style-name="Standard">
      <style:paragraph-properties fo:margin-left="0in" fo:margin-right="0in" fo:text-align="justify" style:justify-single-word="false" fo:text-indent="0.2445in" style:auto-text-indent="false">
        <style:tab-stops>
          <style:tab-stop style:position="0.2445in"/>
          <style:tab-stop style:position="5.9945in" style:type="right"/>
        </style:tab-stops>
      </style:paragraph-properties>
      <style:text-properties style:font-name="Arial" fo:font-size="9pt" fo:language="en" fo:country="GB" style:font-size-asian="9pt" style:font-name-complex="Arial" style:font-size-complex="9pt"/>
    </style:style>
    <style:style style:name="P27" style:family="paragraph" style:parent-style-name="Standard">
      <style:paragraph-properties fo:margin-top="0in" fo:margin-bottom="0.0591in"/>
    </style:style>
    <style:style style:name="P28" style:family="paragraph" style:parent-style-name="Standard">
      <style:paragraph-properties fo:margin-top="0in" fo:margin-bottom="0.0591in"/>
      <style:text-properties style:font-name="Arial" fo:font-size="9pt" fo:language="en" fo:country="GB" style:font-size-asian="9pt" style:font-name-complex="Arial" style:font-size-complex="9pt"/>
    </style:style>
    <style:style style:name="P29" style:family="paragraph" style:parent-style-name="Standard">
      <style:paragraph-properties fo:margin-top="0in" fo:margin-bottom="0.0591in" style:snap-to-layout-grid="false"/>
      <style:text-properties style:font-name="Arial" fo:font-size="9pt" fo:language="en" fo:country="GB" style:font-size-asian="9pt" style:font-name-complex="Arial" style:font-size-complex="9pt"/>
    </style:style>
    <style:style style:name="P30" style:family="paragraph" style:parent-style-name="Standard">
      <style:paragraph-properties fo:margin-top="0in" fo:margin-bottom="0.0402in"/>
      <style:text-properties style:font-name="Arial" fo:font-size="9pt" fo:language="en" fo:country="GB" style:font-size-asian="9pt" style:font-name-complex="Arial" style:font-size-complex="9pt"/>
    </style:style>
    <style:style style:name="P31" style:family="paragraph" style:parent-style-name="Standard">
      <style:paragraph-properties fo:margin-top="0in" fo:margin-bottom="0.0402in" style:snap-to-layout-grid="false"/>
      <style:text-properties style:font-name="Arial" fo:font-size="9pt" fo:language="en" fo:country="GB" style:font-size-asian="9pt" style:font-name-complex="Arial" style:font-size-complex="9pt"/>
    </style:style>
    <style:style style:name="P32" style:family="paragraph" style:parent-style-name="Standard">
      <style:paragraph-properties fo:margin-left="0.1965in" fo:margin-right="0in" fo:text-align="justify" style:justify-single-word="false" fo:text-indent="-0.1965in" style:auto-text-indent="false">
        <style:tab-stops>
          <style:tab-stop style:position="0.4409in"/>
          <style:tab-stop style:position="3.2535in" style:type="center"/>
          <style:tab-stop style:position="6.1909in" style:type="right"/>
        </style:tab-stops>
      </style:paragraph-properties>
    </style:style>
    <style:style style:name="P33" style:family="paragraph" style:parent-style-name="Standard" style:master-page-name="Standard">
      <style:paragraph-properties fo:text-align="center" style:justify-single-word="false" style:page-number="auto">
        <style:tab-stops>
          <style:tab-stop style:position="5.9945in" style:type="right"/>
        </style:tab-stops>
      </style:paragraph-properties>
    </style:style>
    <style:style style:name="P34" style:family="paragraph" style:parent-style-name="Caption">
      <style:paragraph-properties fo:text-align="center" style:justify-single-word="false"/>
    </style:style>
    <style:style style:name="P35" style:family="paragraph" style:parent-style-name="Text_20_body_20_indent">
      <style:text-properties style:font-name="Arial" fo:font-size="9pt" style:font-size-asian="9pt" style:font-name-complex="Arial" style:font-size-complex="9pt"/>
    </style:style>
    <style:style style:name="P36" style:family="paragraph">
      <style:paragraph-properties style:writing-mode="lr-tb"/>
    </style:style>
    <style:style style:name="T1" style:family="text">
      <style:text-properties style:font-name="Arial" fo:font-size="11pt" fo:language="en" fo:country="GB" fo:font-weight="bold" style:font-size-asian="11pt" style:font-weight-asian="bold" style:font-name-complex="Arial" style:font-size-complex="11pt"/>
    </style:style>
    <style:style style:name="T2" style:family="text">
      <style:text-properties style:font-name="Arial" fo:font-size="11pt" fo:language="en" fo:country="GB" style:font-size-asian="11pt" style:font-name-complex="Arial" style:font-size-complex="11pt"/>
    </style:style>
    <style:style style:name="T3" style:family="text">
      <style:text-properties style:font-name="Arial" fo:font-size="11pt" fo:language="en" fo:country="GB" fo:font-style="italic" style:font-size-asian="11pt" style:font-style-asian="italic" style:font-name-complex="Arial" style:font-size-complex="11pt"/>
    </style:style>
    <style:style style:name="T4" style:family="text">
      <style:text-properties style:font-name="Arial" fo:font-size="10pt" fo:language="en" fo:country="GB" style:font-size-asian="10pt" style:font-name-complex="Arial"/>
    </style:style>
    <style:style style:name="T5" style:family="text">
      <style:text-properties style:font-name="Arial" fo:font-size="10pt" fo:language="en" fo:country="GB" fo:font-style="italic" style:font-size-asian="10pt" style:font-style-asian="italic" style:font-name-complex="Arial"/>
    </style:style>
    <style:style style:name="T6" style:family="text">
      <style:text-properties style:font-name="Arial" fo:font-size="9pt" fo:language="en" fo:country="GB" style:font-size-asian="9pt" style:font-name-complex="Arial" style:font-size-complex="9pt"/>
    </style:style>
    <style:style style:name="T7" style:family="text">
      <style:text-properties style:font-name="Arial" fo:font-size="9pt" fo:language="en" fo:country="GB" fo:font-style="italic" style:font-size-asian="9pt" style:font-style-asian="italic" style:font-name-complex="Arial" style:font-size-complex="9pt"/>
    </style:style>
    <style:style style:name="T8" style:family="text">
      <style:text-properties style:font-name="Arial" fo:font-size="9pt" fo:language="en" fo:country="GB" style:text-underline-style="solid" style:text-underline-width="auto" style:text-underline-color="font-color" style:font-size-asian="9pt" style:font-name-complex="Arial" style:font-size-complex="9pt"/>
    </style:style>
    <style:style style:name="T9" style:family="text">
      <style:text-properties style:font-name="Arial" fo:font-size="9pt" fo:language="en" fo:country="GB" style:text-underline-style="solid" style:text-underline-width="auto" style:text-underline-color="font-color" fo:font-weight="bold" style:font-size-asian="9pt" style:font-weight-asian="bold" style:font-name-complex="Arial" style:font-size-complex="9pt" style:font-weight-complex="bold"/>
    </style:style>
    <style:style style:name="T10" style:family="text">
      <style:text-properties style:font-name="Arial" fo:font-size="9pt" fo:language="en" fo:country="GB" fo:font-weight="bold" style:font-size-asian="9pt" style:font-weight-asian="bold" style:font-name-complex="Arial" style:font-size-complex="9pt"/>
    </style:style>
    <style:style style:name="T11" style:family="text">
      <style:text-properties style:font-name="Arial" fo:font-size="9pt" fo:language="en" fo:country="GB" fo:font-weight="bold" style:font-size-asian="9pt" style:font-weight-asian="bold" style:font-name-complex="Arial" style:font-size-complex="9pt" style:font-weight-complex="bold"/>
    </style:style>
    <style:style style:name="T12" style:family="text">
      <style:text-properties style:font-name="Arial" fo:font-size="9pt" fo:font-weight="normal" style:font-size-asian="9pt" style:font-weight-asian="normal" style:font-name-complex="Arial" style:font-size-complex="9pt"/>
    </style:style>
    <style:style style:name="T13" style:family="text">
      <style:text-properties style:font-name="Arial" fo:font-size="9pt" fo:language="de" fo:country="DE" style:font-size-asian="9pt" style:font-name-complex="Arial" style:font-size-complex="9pt"/>
    </style:style>
    <style:style style:name="T14" style:family="text">
      <style:text-properties fo:language="en" fo:country="GB"/>
    </style:style>
    <style:style style:name="T15" style:family="text">
      <style:text-properties style:text-position="super 58%" style:font-name="Arial" fo:font-size="11pt" fo:language="en" fo:country="GB" style:font-size-asian="11pt" style:font-name-complex="Arial" style:font-size-complex="11pt"/>
    </style:style>
    <style:style style:name="T16" style:family="text">
      <style:text-properties style:text-position="super 58%" style:font-name="Arial" fo:font-size="9pt" fo:language="en" fo:country="GB" style:font-size-asian="9pt" style:font-name-complex="Arial" style:font-size-complex="9pt"/>
    </style:style>
    <style:style style:name="T17" style:family="text">
      <style:text-properties style:font-name="Symbol" fo:font-size="9pt" fo:language="en" fo:country="GB" fo:font-style="italic" style:font-size-asian="9pt" style:font-style-asian="italic" style:font-size-complex="9pt"/>
    </style:style>
    <style:style style:name="fr1" style:family="graphic" style:parent-style-name="Frame">
      <style:graphic-properties fo:margin-left="0.0862in" fo:margin-right="0.0862in" fo:margin-top="0.0862in" fo:margin-bottom="0.0862in" style:wrap="none" style:vertical-pos="from-top" style:vertical-rel="page" style:horizontal-pos="from-left" style:horizontal-rel="page" fo:background-color="#ffffff" style:background-transparency="100%" fo:padding="0in" fo:border="0.0071in solid #ffffff"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2.9638in -12.028in -2.9638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style:column style:rel-width="4534*" fo:start-indent="0in" fo:end-indent="0.1772in"/>
          <style:column style:rel-width="4534*" fo:start-indent="0.1772in" fo:end-indent="0in"/>
        </style:columns>
      </style:section-properties>
    </style:style>
    <style:style style:name="gr1" style:family="graphic">
      <style:graphic-properties draw:stroke="none" draw:fill="solid" draw:fill-color="#000000"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3"><text:span text:style-name="T1">Paper title in 1</text:span><text:span text:style-name="T1">1 pt Arial bold, initial capital for the first word, centred</text:span></text:p>
      <text:p text:style-name="P2"><text:span text:style-name="T2"><text:s/><text:tab/></text:span><text:span text:style-name="T3">1 line space</text:span></text:p>
      <text:p text:style-name="P3"><text:span text:style-name="T2"><text:tab/>A.B. Smith</text:span><text:span text:style-name="T15">a,b</text:span><text:span text:style-name="T2">, C.D. Jones</text:span><text:span text:style-name="T15">b</text:span><text:span text:style-name="T2">, E.F. Brown</text:span><text:span text:style-name="T15">c</text:span></text:p>
      <text:p text:style-name="P2"><text:span text:style-name="T4"><text:s/><text:tab/></text:span><text:span text:style-name="T5">1 line space</text:span></text:p>
      <text:p text:style-name="P3"><text:span text:style-name="T4"><text:tab/></text:span><text:span text:style-name="T16">a</text:span><text:span text:style-name="T6"> </text:span><text:span text:style-name="T7">Department of Optics, University of Nottingham, Nottingham NG7 2RD, UK</text:span></text:p>
      <text:p text:style-name="P3"><text:span text:style-name="T6"><text:tab/></text:span><text:span text:style-name="T16">b</text:span><text:span text:style-name="T6"> </text:span><text:span text:style-name="T7">Nodal Electronics, Inc., 2345 Any Street, New York, NY 12345, USA</text:span></text:p>
      <text:p text:style-name="P3"><text:span text:style-name="T6"><text:tab/></text:span><text:span text:style-name="T16">c</text:span><text:span text:style-name="T6"> </text:span><text:span text:style-name="T7">Institute of Microelectronics, Foxville, Victoria 1234, Australia</text:span></text:p>
      <text:p text:style-name="P2"><text:span text:style-name="T6"><text:s/><text:tab/></text:span><text:span text:style-name="T7">1 lines space</text:span></text:p>
      <text:p text:style-name="P6"/>
      <text:p text:style-name="P7"><draw:custom-shape text:anchor-type="char" draw:z-index="3" draw:style-name="gr1" draw:text-style-name="P36" svg:width="6.2996in" svg:height="0.0134in" svg:x="0.9839in" svg:y="0in"><text:p/><draw:enhanced-geometry svg:viewBox="0 0 21600 21600" draw:type="rectangle" draw:enhanced-path="M 0 0 L 21600 0 21600 21600 0 21600 0 0 Z N"/></draw:custom-shape></text:p>
      <text:p text:style-name="P14">1 lines space</text:p>
      <text:p text:style-name="P18">Abstract</text:p>
      <text:p text:style-name="P18"/>
      <text:p text:style-name="P2"><text:span text:style-name="T6"><text:s text:c="8"/></text:span><text:span text:style-name="T8">The abstract should be 150-250 words long</text:span><text:span text:style-name="T6">, summarising the work and placing it in an appropriate context. The text should be fully justified, and the Abstract should be surrounded by horizontal rules.</text:span></text:p>
      <text:p text:style-name="P21"><text:span text:style-name="T7">1 line space</text:span><text:span text:style-name="T6"> <text:s text:c="9"/></text:span></text:p>
      <text:p text:style-name="P2"><text:span text:style-name="T10">Keywords: </text:span><text:span text:style-name="T6">abstract, rules, context</text:span></text:p>
      <text:p text:style-name="P6"/>
      <text:p text:style-name="P7"><draw:custom-shape text:anchor-type="char" draw:z-index="4" draw:style-name="gr1" draw:text-style-name="P36" svg:width="6.2996in" svg:height="0.0134in" svg:x="0.9839in" svg:y="0in"><text:p/><draw:enhanced-geometry svg:viewBox="0 0 21600 21600" draw:type="rectangle" draw:enhanced-path="M 0 0 L 21600 0 21600 21600 0 21600 0 0 Z N"/></draw:custom-shape></text:p>
      <text:p text:style-name="P14">2 lines space</text:p>
      <text:p text:style-name="P15"><text:tab/></text:p>
      <text:section text:style-name="Sect1" text:name="Section1">
        <text:p text:style-name="P18">1. Main heading in bold, initial capital</text:p>
        <text:p text:style-name="P9"/>
        <text:p text:style-name="P24"><draw:frame draw:style-name="fr1" draw:name="Frame1" text:anchor-type="paragraph" svg:x="4.5917in" svg:y="5.011in" svg:width="2.4335in" svg:height="1.1882in" draw:z-index="0"><draw:text-box><text:p text:style-name="P23"><draw:frame draw:style-name="fr3" draw:name="graphics1" text:anchor-type="as-char" svg:width="1.852in" svg:height="0.8374in" draw:z-index="1"><draw:image xlink:href="Pictures/2000008500049B5C00019C96191E2452.wmf" xlink:type="simple" xlink:show="embed" xlink:actuate="onLoad"/></draw:frame></text:p><text:p text:style-name="P34"><text:span text:style-name="T12">Fig. </text:span><text:span text:style-name="T12"><text:sequence text:ref-name="refFig.0" text:name="Fig." text:formula="ooow:Fig.+1" style:num-format="1">1</text:sequence></text:span><text:span text:style-name="T12">. <text:s/>An example of a figure.</text:span></text:p></draw:text-box></draw:frame><text:span text:style-name="T6">The first paragraph after each new heading should be indented. <text:s/>Text should be left and right justified, providing a straight vertical margin on both sides. <text:s/></text:span><text:span text:style-name="T9">Use 9 point Arial type throughout.</text:span></text:p>
        <text:p text:style-name="P35">All headings in the main text should be numbered throughout, following the scheme shown here. <text:s/>Leave a blank line after main and secondary headings.</text:p>
        <text:p text:style-name="P26">The first word of every paragraph should be indented, as here. <text:s/>There should be no space between paragraphs, but do leave a one-line space before each new main, secondary or tertiary heading.</text:p>
        <text:p text:style-name="P24"><text:span text:style-name="T9">The typing area is 160 mm </text:span><text:span text:style-name="T9">H 255 mm.</text:span><text:span text:style-name="T6"> <text:s/>With the exception of the title block and the Abstract</text:span><text:span text:style-name="T11">, </text:span><text:span text:style-name="T9">all text should be set in two-column format, leaving a gap of approximately 10 mm between the columns. </text:span><text:span text:style-name="T6">Number each page of the typescript lightly in blue pencil. <text:s/>Final page numbers and running headlines will be added by the publisher. Header material (title, authors, affiliations, abstract, keywords) should be correctly positioned as shown above. All subsequent pages (except the last) should occupy the full type area. </text:span><text:span text:style-name="T9">The total number of pages should not exceed 4.</text:span></text:p>
        <text:p text:style-name="P16"/>
        <text:p text:style-name="P16">1.1. Secondary headings</text:p>
        <text:p text:style-name="P10"/>
        <text:p text:style-name="P24"><text:span text:style-name="T6">Use italic type for secondary headings (subheadings), with an initial capital for the first word. <text:s/>If necessary, a tertiary heading level may also be used.</text:span></text:p>
        <text:p text:style-name="P10"/>
        <text:list text:style-name="WW8Num1">
          <text:list-item>
            <text:list>
              <text:list-item>
                <text:list>
                  <text:list-item>
                    <text:p text:style-name="P17">Tertiary headings</text:p>
                  </text:list-item>
                </text:list>
              </text:list-item>
            </text:list>
          </text:list-item>
        </text:list>
        <text:p text:style-name="P26">Use italic type for tertiary headings (subsubheadings), with an initial capital for the first word only. <text:s/>Do not leave a blank line after the heading. </text:p>
        <text:p text:style-name="P19"/>
        <text:p text:style-name="P19">2. Illustrations, tables and equations</text:p>
        <text:p text:style-name="P10"/>
        <text:p text:style-name="P16">2.1. Illustrations</text:p>
        <text:p text:style-name="P10"/>
        <text:p text:style-name="P10"><text:tab/>All illustrations (line drawings, photographs, etc) are to be referred to as ‘Figures’ and numbered in sequence. <text:s/>They should be inserted appropriately in the text, with the figure number and caption below. Ensure that all lettering is fully legible and not too small. <text:s/>All illustrations must be cited in the text (see Fig. 1). <text:s/>Figures may span one or both columns, depending on their size and complexity, but should normally appear at the top of a page or column.</text:p>
        <text:p text:style-name="P10"/>
        <text:p text:style-name="P16">2.2. Tables</text:p>
        <text:p text:style-name="P10"/>
        <text:p text:style-name="P26">Table headings appear above the table, which should be centred on the column or the page as size dictates. <text:s/>Vertical rules should be avoided, and authors should try to ensure that tables are clearly and consistently presented (see Table 1).</text:p>
        <text:p text:style-name="P10"/>
        <text:p text:style-name="P16"><draw:frame draw:style-name="fr2" draw:name="Frame2" text:anchor-type="paragraph" svg:x="4.3917in" svg:y="6.5945in" svg:width="2.972in" draw:z-index="2"><draw:text-box fo:min-height="0.1457in"><text:p text:style-name="P8">Table 1</text:p><text:p text:style-name="P1"><text:span text:style-name="T6">Deflection data for beams under vertical loading</text:span><text:span text:style-name="T16">a</text:span></text:p><text:p text:style-name="P8"/><table:table table:name="Table1" table:style-name="Table1"><table:table-column table:style-name="Table1.A"/><table:table-column table:style-name="Table1.B" table:number-columns-repeated="2"/><table:table-row table:style-name="Table1.1"><table:table-cell table:style-name="Table1.A1" office:value-type="string"><text:p text:style-name="P13"/><text:p text:style-name="P28">Material</text:p></table:table-cell><table:table-cell table:style-name="Table1.A1" office:value-type="string"><text:p text:style-name="P13"/><text:p text:style-name="P27"><text:span text:style-name="T6">Deflection </text:span><text:span text:style-name="T7">x</text:span><text:span text:style-name="T6"> (mm)</text:span></text:p></table:table-cell><table:table-cell table:style-name="Table1.A1" office:value-type="string"><text:p text:style-name="P13"/><text:p text:style-name="P27"><text:span text:style-name="T6">Deflection </text:span><text:span text:style-name="T7">y</text:span><text:span text:style-name="T6"> (mm)</text:span></text:p></table:table-cell></table:table-row><table:table-row table:style-name="Table1.1"><table:table-cell table:style-name="Table1.A2" office:value-type="string"><text:p text:style-name="P13"/><text:p text:style-name="P30">Concrete</text:p></table:table-cell><table:table-cell table:style-name="Table1.A2" office:value-type="string"><text:p text:style-name="P13"/><text:p text:style-name="P30">0.123</text:p></table:table-cell><table:table-cell table:style-name="Table1.A2" office:value-type="string"><text:p text:style-name="P13"/><text:p text:style-name="P30">0.524</text:p></table:table-cell></table:table-row><table:table-row table:style-name="Table1.1"><table:table-cell table:style-name="Table1.A3" office:value-type="string"><text:p text:style-name="P31">Steel</text:p></table:table-cell><table:table-cell table:style-name="Table1.A3" office:value-type="string"><text:p text:style-name="P31">0.145</text:p></table:table-cell><table:table-cell table:style-name="Table1.A3" office:value-type="string"><text:p text:style-name="P31">0.246</text:p></table:table-cell></table:table-row><table:table-row table:style-name="Table1.1"><table:table-cell table:style-name="Table1.A4" office:value-type="string"><text:p text:style-name="P29">Composite</text:p></table:table-cell><table:table-cell table:style-name="Table1.A4" office:value-type="string"><text:p text:style-name="P29">0.133</text:p></table:table-cell><table:table-cell table:style-name="Table1.A4" office:value-type="string"><text:p text:style-name="P29">0.415</text:p></table:table-cell></table:table-row></table:table><text:p text:style-name="P22"/><text:p text:style-name="P1"><text:span text:style-name="T16">a</text:span><text:span text:style-name="T6">Tables should be set in 9 pt. <text:s/>Footnotes should be placed directly below the closing rule.</text:span></text:p></draw:text-box></draw:frame></text:p>
        <text:p text:style-name="P16">2.3. Equations</text:p>
        <text:p text:style-name="P10"/>
        <text:p text:style-name="P26">Leave a blank line above and below each equation. <text:s/>Equations should be indented, and the equation numbers should be right justified. <text:s/>Equation numbers should be sequential throughout. <text:s/>All equations should be typed (see Eq. 1).</text:p>
        <text:p text:style-name="P10"/>
        <text:p text:style-name="P4"><text:span text:style-name="T7"><text:s text:c="7"/>x</text:span><text:span text:style-name="T6"> = 2</text:span><text:span text:style-name="T7">b</text:span><text:span text:style-name="T16">2 </text:span><text:span text:style-name="T6">+ 4 sin </text:span><text:span text:style-name="T17"></text:span><text:span text:style-name="T6"><text:tab/>(1)</text:span></text:p>
        <text:p text:style-name="P11"/>
        <text:p text:style-name="P25"><text:span text:style-name="T6">All variables must be defined. <text:s/>Use italic for variable names (e.g. </text:span><text:span text:style-name="T7">x</text:span><text:span text:style-name="T6">) and roman for operators and functions (e.g. cos). Authors may include a nomenclature section.</text:span></text:p>
        <text:p text:style-name="P12"/>
        <text:p text:style-name="P12"><text:soft-page-break/></text:p>
        <text:p text:style-name="P12"/>
        <text:p text:style-name="P20">3. Citations to references</text:p>
        <text:p text:style-name="P12"/>
        <text:p text:style-name="P25"><text:span text:style-name="T6">Use the numerical system. References should be numbered sequentially throughout the text, as shown in the following examples: Hurley and Grant [1] have shown that…, in a previous paper [2] the species was identified as… <text:s/>All numbered references must be listed at the end of the paper in numerical order, according to the formats in the References section, for journals [1], books [2] and reports [3] respectively. Where a particular reference is cited more than once, use the same number on each occasion. <text:s/>Ensure that every reference is cited in the text, and that all citations are matched by references in the list. <text:s/>Multiple references should be indicated thus: [1,2,3].</text:span></text:p>
        <text:p text:style-name="P20"/>
        <text:p text:style-name="P20">Acknowledgements</text:p>
        <text:p text:style-name="P12"/>
        <text:p text:style-name="P25"><text:span text:style-name="T6">Place any acknowledgements here, after the main text and before the references. The headings for Acknowledgements and References should be treated as main headings, except that they should</text:span><text:span text:style-name="T7"> not</text:span><text:span text:style-name="T6"> be numbered.</text:span></text:p>
        <text:p text:style-name="P25"><text:span text:style-name="T6">We are grateful to you for your contribution to 4M 2007, and trust that your participation in the Conference will be particularly valuable.</text:span></text:p>
        <text:p text:style-name="P5"/>
        <text:p text:style-name="P20"/>
        <text:p text:style-name="P20">References</text:p>
        <text:p text:style-name="P12"/>
        <text:p text:style-name="P32"><text:span text:style-name="T6">[1] Hurley E and Grant H. Probability maps. IEEE Trans. Reliab. R-124 (1995) 1328.</text:span></text:p>
        <text:p text:style-name="P32"><text:span text:style-name="T6">[2] Singh B. In: Liu B (Ed.) Probability maps (2nd edn). <text:s/></text:span><text:span text:style-name="T13">Springer, Berlin, 1988, pp 154-187.</text:span></text:p>
        <text:p text:style-name="P32"><text:span text:style-name="T13">[3] Ruck MJ. <text:s/></text:span><text:span text:style-name="T6">High-resolution spectroscopy of late-type stars. <text:s/>D.Phil. Thesis, University of Oxford, UK, 199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text-properties fo:font-size="10pt" style:font-size-asian="10pt"/>
    </style:style>
    <style:style style:name="Text_20_body_20_indent" style:display-name="Text body indent" style:family="paragraph" style:parent-style-name="Standard" style:class="text">
      <style:paragraph-properties fo:margin-left="0in" fo:margin-right="0in" fo:text-align="justify" style:justify-single-word="false" fo:text-indent="0.2445in" style:auto-text-indent="false">
        <style:tab-stops>
          <style:tab-stop style:position="0.2445in"/>
          <style:tab-stop style:position="5.9945in" style:type="right"/>
        </style:tab-stops>
      </style:paragraph-properties>
      <style:text-properties fo:font-size="10pt" fo:language="en" fo:country="GB"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3854in"/>
      </text:list-level-style-number>
      <text:list-level-style-number text:level="2" style:num-suffix="." style:num-format="1" text:display-levels="2">
        <style:list-level-properties text:min-label-width="0.3854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pm1">
      <style:page-layout-properties fo:page-width="8.2673in" fo:page-height="11.6925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 </dc:title>
    <meta:initial-creator>Elsevier Science Ltd</meta:initial-creator>
    <meta:creation-date>2007-01-15T13:59:00</meta:creation-date>
    <dc:creator>Admin</dc:creator>
    <dc:date>2007-01-18T12:06:00</dc:date>
    <meta:print-date>2007-01-18T12:05:00</meta:print-date>
    <meta:editing-cycles>6</meta:editing-cycles>
    <meta:editing-duration>PT4M0S</meta:editing-duration>
    <meta:user-defined meta:name="Info 1"/>
    <meta:user-defined meta:name="Info 2"/>
    <meta:user-defined meta:name="Info 3"/>
    <meta:user-defined meta:name="Info 4"/>
    <meta:document-statistic meta:table-count="1" meta:image-count="1" meta:object-count="0" meta:page-count="2" meta:paragraph-count="59" meta:word-count="816" meta:character-count="4983"/>
  </office:meta>
</office:document-meta>
</file>